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02cm" svg:height="8.438cm" svg:x="0.098cm" svg:y="1.0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1T15:56:12.866670810</dc:date>
    <meta:editing-duration>PT2M53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3cm" svg:height="8.439cm" xlink:href="." xlink:type="simple" chart:class="chart:scatter" chart:style-name="ch1">
        <chart:plot-area chart:style-name="ch2" chart:data-source-has-labels="both" svg:x="0.3cm" svg:y="0.168cm" svg:width="14.403cm" svg:height="8.103cm">
          <chartooo:coordinate-region svg:x="0.842cm" svg:y="0.367cm" svg:width="13.767cm" svg:height="7.70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684547105928691">
                <text:p>-0.6845471059286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8.57252759403147E-016">
                <text:p>8.57252759403147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